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389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3">
            <text:p>3</text:p>
          </table:table-cell>
          <table:table-cell office:value-type="float" office:value="0.0491610491344856">
            <text:p>0.05</text:p>
          </table:table-cell>
          <table:table-cell>
            <draw:frame table:end-cell-address="Sheet1.P40" table:end-x="0.4811in" table:end-y="0.0626in" draw:z-index="0" draw:style-name="gr1" svg:width="11.9992in" svg:height="6.4969in" svg:x="0.0394in" svg:y="0.0413in">
              <draw:object draw:notify-on-update-of-ranges="Sheet1.A1:Sheet1.A87 Sheet1.B1:Sheet1.B8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526638608306083">
            <text:p>0.05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359938285506251">
            <text:p>0.04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450048071348004">
            <text:p>0.05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490145203243786">
            <text:p>0.0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375654911909151">
            <text:p>0.04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363027628066287">
            <text:p>0.04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374158694954525">
            <text:p>0.04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385655579381065">
            <text:p>0.04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403148391485242">
            <text:p>0.04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380817439355747">
            <text:p>0.04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0436543349086674">
            <text:p>0.04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0491463323852216">
            <text:p>0.05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0490185168247105">
            <text:p>0.05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0431938037357865">
            <text:p>0.04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0448395171781396">
            <text:p>0.04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0452790871422731">
            <text:p>0.05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659584070762002">
            <text:p>0.07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0398738466238253">
            <text:p>0.04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0455523314088516">
            <text:p>0.0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0488454956926199">
            <text:p>0.05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0510236197892781">
            <text:p>0.05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0453628711709263">
            <text:p>0.05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0544516607977768">
            <text:p>0.05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0618072298939719">
            <text:p>0.06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0550459959913724">
            <text:p>0.06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0435116444818948">
            <text:p>0.04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496601882165676">
            <text:p>0.05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0617408033007289">
            <text:p>0.06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0612424079201623">
            <text:p>0.06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0606934272605671">
            <text:p>0.06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0528273725548426">
            <text:p>0.05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0527953446375126">
            <text:p>0.05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0511044784809083">
            <text:p>0.05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0582992936917246">
            <text:p>0.06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0648068807313308">
            <text:p>0.06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0592418127030515">
            <text:p>0.06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451955818434699">
            <text:p>0.05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0495873266286455">
            <text:p>0.05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0520997586856978">
            <text:p>0.05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073991434301678">
            <text:p>0.07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.046562857975307">
            <text:p>0.05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0674934879951048">
            <text:p>0.07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0526022269504611">
            <text:p>0.05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0666182863740831">
            <text:p>0.07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0619056928343648">
            <text:p>0.06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.0752318781861836">
            <text:p>0.08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663709549474165">
            <text:p>0.07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.0754328911176284">
            <text:p>0.08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.0744073792180564">
            <text:p>0.07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.0645180734090876">
            <text:p>0.06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.0645574209788809">
            <text:p>0.06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.070638619710433">
            <text:p>0.07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.059293069546032">
            <text:p>0.06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.0605408779062461">
            <text:p>0.06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.0626118553834057">
            <text:p>0.06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.0705596644459001">
            <text:p>0.07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696949498026871">
            <text:p>0.07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.0722187639468866">
            <text:p>0.07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.0697677573376698">
            <text:p>0.07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.0743752036049262">
            <text:p>0.07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902788606688663">
            <text:p>0.09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.0745913297965739">
            <text:p>0.07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0.097115334406432">
            <text:p>0.1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0.0747410251388347">
            <text:p>0.07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0.0798932616333062">
            <text:p>0.08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0.0792066403642527">
            <text:p>0.08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0855638996767497">
            <text:p>0.09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0.0847225255415256">
            <text:p>0.08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0.0573433553317064">
            <text:p>0.06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0.0846996246782535">
            <text:p>0.08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0.0741707118472904">
            <text:p>0.07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0.077807485274228">
            <text:p>0.08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0.0610464567063446">
            <text:p>0.06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0.0978724354443327">
            <text:p>0.1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0.063212501741556">
            <text:p>0.06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0.072966354771699">
            <text:p>0.07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849148265015168">
            <text:p>0.08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.109637400724904">
            <text:p>0.11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0.0806187408243454">
            <text:p>0.08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0.063227374264282">
            <text:p>0.06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0.0733631225317027">
            <text:p>0.07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.0657614247534456">
            <text:p>0.07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0.070279146537617">
            <text:p>0.07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0.0795818931747634">
            <text:p>0.08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0.0878743758478827">
            <text:p>0.09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0.0912357075496792">
            <text:p>0.09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non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5">02/25/2010</text:date>, <text:time>00:36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02-25T00:36:35</dc:date>
    <dc:creator>Silvio Moioli</dc:creator>
    <meta:document-statistic meta:table-count="1" meta:cell-count="174" meta:object-count="1"/>
    <meta:generator>OpenOffice.org/3.2$Unix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0.479cm" svg:height="16.503cm" xlink:href=".." chart:class="chart:scatter" chart:style-name="ch1">
        <chart:legend chart:legend-position="end" svg:x="27.963cm" svg:y="7.971cm" chart:style-name="ch2"/>
        <chart:plot-area chart:style-name="ch3" table:cell-range-address="Sheet1.A1:Sheet1.B87" svg:x="0.609cm" svg:y="0.33cm" svg:width="26.746cm" svg:height="15.513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87" chart:class="chart:scatter">
            <chart:domain table:cell-range-address="Sheet1.A1:Sheet1.A87"/>
            <chart:data-point chart:repeated="8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 text:id="Sheet1.A1:Sheet1.A87">3</text:p>
              </table:table-cell>
              <table:table-cell office:value-type="float" office:value="0.0491610491344856">
                <text:p text:id="Sheet1.B1:Sheet1.B87">0.049161049134485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0526638608306083">
                <text:p>0.05266386083060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0359938285506251">
                <text:p>0.03599382855062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0450048071348004">
                <text:p>0.04500480713480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0.0490145203243786">
                <text:p>0.04901452032437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0.0375654911909151">
                <text:p>0.03756549119091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0.0363027628066287">
                <text:p>0.03630276280662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.0374158694954525">
                <text:p>0.03741586949545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0.0385655579381065">
                <text:p>0.03856555793810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0.0403148391485242">
                <text:p>0.04031483914852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0.0380817439355747">
                <text:p>0.03808174393557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0.0436543349086674">
                <text:p>0.04365433490866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0.0491463323852216">
                <text:p>0.04914633238522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0.0490185168247105">
                <text:p>0.04901851682471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0.0431938037357865">
                <text:p>0.04319380373578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0.0448395171781396">
                <text:p>0.04483951717813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0.0452790871422731">
                <text:p>0.04527908714227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0.0659584070762002">
                <text:p>0.06595840707620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">
                <text:p>21</text:p>
              </table:table-cell>
              <table:table-cell office:value-type="float" office:value="0.0398738466238253">
                <text:p>0.03987384662382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0.0455523314088516">
                <text:p>0.04555233140885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">
                <text:p>23</text:p>
              </table:table-cell>
              <table:table-cell office:value-type="float" office:value="0.0488454956926199">
                <text:p>0.04884549569261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0.0510236197892781">
                <text:p>0.05102361978927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0.0453628711709263">
                <text:p>0.04536287117092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0.0544516607977768">
                <text:p>0.05445166079777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">
                <text:p>27</text:p>
              </table:table-cell>
              <table:table-cell office:value-type="float" office:value="0.0618072298939719">
                <text:p>0.06180722989397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">
                <text:p>28</text:p>
              </table:table-cell>
              <table:table-cell office:value-type="float" office:value="0.0550459959913724">
                <text:p>0.05504599599137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">
                <text:p>29</text:p>
              </table:table-cell>
              <table:table-cell office:value-type="float" office:value="0.0435116444818948">
                <text:p>0.04351164448189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">
                <text:p>30</text:p>
              </table:table-cell>
              <table:table-cell office:value-type="float" office:value="0.0496601882165676">
                <text:p>0.04966018821656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">
                <text:p>31</text:p>
              </table:table-cell>
              <table:table-cell office:value-type="float" office:value="0.0617408033007289">
                <text:p>0.06174080330072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0.0612424079201623">
                <text:p>0.06124240792016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">
                <text:p>33</text:p>
              </table:table-cell>
              <table:table-cell office:value-type="float" office:value="0.0606934272605671">
                <text:p>0.06069342726056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">
                <text:p>34</text:p>
              </table:table-cell>
              <table:table-cell office:value-type="float" office:value="0.0528273725548426">
                <text:p>0.05282737255484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5">
                <text:p>35</text:p>
              </table:table-cell>
              <table:table-cell office:value-type="float" office:value="0.0527953446375126">
                <text:p>0.05279534463751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6">
                <text:p>36</text:p>
              </table:table-cell>
              <table:table-cell office:value-type="float" office:value="0.0511044784809083">
                <text:p>0.05110447848090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7">
                <text:p>37</text:p>
              </table:table-cell>
              <table:table-cell office:value-type="float" office:value="0.0582992936917246">
                <text:p>0.05829929369172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8">
                <text:p>38</text:p>
              </table:table-cell>
              <table:table-cell office:value-type="float" office:value="0.0648068807313308">
                <text:p>0.06480688073133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">
                <text:p>39</text:p>
              </table:table-cell>
              <table:table-cell office:value-type="float" office:value="0.0592418127030515">
                <text:p>0.05924181270305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">
                <text:p>40</text:p>
              </table:table-cell>
              <table:table-cell office:value-type="float" office:value="0.0451955818434699">
                <text:p>0.04519558184346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1">
                <text:p>41</text:p>
              </table:table-cell>
              <table:table-cell office:value-type="float" office:value="0.0495873266286455">
                <text:p>0.04958732662864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0.0520997586856978">
                <text:p>0.052099758685697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3">
                <text:p>43</text:p>
              </table:table-cell>
              <table:table-cell office:value-type="float" office:value="0.073991434301678">
                <text:p>0.07399143430167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0.046562857975307">
                <text:p>0.0465628579753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0.0674934879951048">
                <text:p>0.06749348799510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6">
                <text:p>46</text:p>
              </table:table-cell>
              <table:table-cell office:value-type="float" office:value="0.0526022269504611">
                <text:p>0.05260222695046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0.0666182863740831">
                <text:p>0.06661828637408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8">
                <text:p>48</text:p>
              </table:table-cell>
              <table:table-cell office:value-type="float" office:value="0.0619056928343648">
                <text:p>0.061905692834364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9">
                <text:p>49</text:p>
              </table:table-cell>
              <table:table-cell office:value-type="float" office:value="0.0752318781861836">
                <text:p>0.07523187818618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0.0663709549474165">
                <text:p>0.06637095494741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0.0754328911176284">
                <text:p>0.075432891117628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0.0744073792180564">
                <text:p>0.074407379218056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3">
                <text:p>53</text:p>
              </table:table-cell>
              <table:table-cell office:value-type="float" office:value="0.0645180734090876">
                <text:p>0.06451807340908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4">
                <text:p>54</text:p>
              </table:table-cell>
              <table:table-cell office:value-type="float" office:value="0.0645574209788809">
                <text:p>0.064557420978880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5">
                <text:p>55</text:p>
              </table:table-cell>
              <table:table-cell office:value-type="float" office:value="0.070638619710433">
                <text:p>0.0706386197104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6">
                <text:p>56</text:p>
              </table:table-cell>
              <table:table-cell office:value-type="float" office:value="0.059293069546032">
                <text:p>0.0592930695460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7">
                <text:p>57</text:p>
              </table:table-cell>
              <table:table-cell office:value-type="float" office:value="0.0605408779062461">
                <text:p>0.060540877906246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8">
                <text:p>58</text:p>
              </table:table-cell>
              <table:table-cell office:value-type="float" office:value="0.0626118553834057">
                <text:p>0.062611855383405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9">
                <text:p>59</text:p>
              </table:table-cell>
              <table:table-cell office:value-type="float" office:value="0.0705596644459001">
                <text:p>0.07055966444590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0">
                <text:p>60</text:p>
              </table:table-cell>
              <table:table-cell office:value-type="float" office:value="0.0696949498026871">
                <text:p>0.069694949802687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1">
                <text:p>61</text:p>
              </table:table-cell>
              <table:table-cell office:value-type="float" office:value="0.0722187639468866">
                <text:p>0.072218763946886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0.0697677573376698">
                <text:p>0.06976775733766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3">
                <text:p>63</text:p>
              </table:table-cell>
              <table:table-cell office:value-type="float" office:value="0.0743752036049262">
                <text:p>0.074375203604926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4">
                <text:p>64</text:p>
              </table:table-cell>
              <table:table-cell office:value-type="float" office:value="0.0902788606688663">
                <text:p>0.090278860668866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5">
                <text:p>65</text:p>
              </table:table-cell>
              <table:table-cell office:value-type="float" office:value="0.0745913297965739">
                <text:p>0.074591329796573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6">
                <text:p>66</text:p>
              </table:table-cell>
              <table:table-cell office:value-type="float" office:value="0.097115334406432">
                <text:p>0.09711533440643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7">
                <text:p>67</text:p>
              </table:table-cell>
              <table:table-cell office:value-type="float" office:value="0.0747410251388347">
                <text:p>0.074741025138834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8">
                <text:p>68</text:p>
              </table:table-cell>
              <table:table-cell office:value-type="float" office:value="0.0798932616333062">
                <text:p>0.079893261633306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9">
                <text:p>69</text:p>
              </table:table-cell>
              <table:table-cell office:value-type="float" office:value="0.0792066403642527">
                <text:p>0.079206640364252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0">
                <text:p>70</text:p>
              </table:table-cell>
              <table:table-cell office:value-type="float" office:value="0.0855638996767497">
                <text:p>0.085563899676749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1">
                <text:p>71</text:p>
              </table:table-cell>
              <table:table-cell office:value-type="float" office:value="0.0847225255415256">
                <text:p>0.08472252554152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0.0573433553317064">
                <text:p>0.057343355331706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3">
                <text:p>73</text:p>
              </table:table-cell>
              <table:table-cell office:value-type="float" office:value="0.0846996246782535">
                <text:p>0.084699624678253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4">
                <text:p>74</text:p>
              </table:table-cell>
              <table:table-cell office:value-type="float" office:value="0.0741707118472904">
                <text:p>0.07417071184729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5">
                <text:p>75</text:p>
              </table:table-cell>
              <table:table-cell office:value-type="float" office:value="0.077807485274228">
                <text:p>0.07780748527422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6">
                <text:p>76</text:p>
              </table:table-cell>
              <table:table-cell office:value-type="float" office:value="0.0610464567063446">
                <text:p>0.061046456706344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7">
                <text:p>77</text:p>
              </table:table-cell>
              <table:table-cell office:value-type="float" office:value="0.0978724354443327">
                <text:p>0.097872435444332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8">
                <text:p>78</text:p>
              </table:table-cell>
              <table:table-cell office:value-type="float" office:value="0.063212501741556">
                <text:p>0.06321250174155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9">
                <text:p>79</text:p>
              </table:table-cell>
              <table:table-cell office:value-type="float" office:value="0.072966354771699">
                <text:p>0.0729663547716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0">
                <text:p>80</text:p>
              </table:table-cell>
              <table:table-cell office:value-type="float" office:value="0.0849148265015168">
                <text:p>0.084914826501516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1">
                <text:p>81</text:p>
              </table:table-cell>
              <table:table-cell office:value-type="float" office:value="0.109637400724904">
                <text:p>0.1096374007249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2">
                <text:p>82</text:p>
              </table:table-cell>
              <table:table-cell office:value-type="float" office:value="0.0806187408243454">
                <text:p>0.080618740824345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3">
                <text:p>83</text:p>
              </table:table-cell>
              <table:table-cell office:value-type="float" office:value="0.063227374264282">
                <text:p>0.06322737426428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4">
                <text:p>84</text:p>
              </table:table-cell>
              <table:table-cell office:value-type="float" office:value="0.0733631225317027">
                <text:p>0.07336312253170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0.0657614247534456">
                <text:p>0.06576142475344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6">
                <text:p>86</text:p>
              </table:table-cell>
              <table:table-cell office:value-type="float" office:value="0.070279146537617">
                <text:p>0.07027914653761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7">
                <text:p>87</text:p>
              </table:table-cell>
              <table:table-cell office:value-type="float" office:value="0.0795818931747634">
                <text:p>0.079581893174763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8">
                <text:p>88</text:p>
              </table:table-cell>
              <table:table-cell office:value-type="float" office:value="0.0878743758478827">
                <text:p>0.087874375847882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9">
                <text:p>89</text:p>
              </table:table-cell>
              <table:table-cell office:value-type="float" office:value="0.0912357075496792">
                <text:p>0.09123570754967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